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e659" officeooo:paragraph-rsid="0005e659"/>
    </style:style>
    <style:style style:name="P2" style:family="paragraph" style:parent-style-name="Standard">
      <style:text-properties fo:font-size="14pt" officeooo:rsid="0005e659" officeooo:paragraph-rsid="0005e659" style:font-size-asian="14pt" style:font-size-complex="14pt"/>
    </style:style>
    <style:style style:name="P3" style:family="paragraph" style:parent-style-name="Standard">
      <style:text-properties fo:font-size="14pt" officeooo:rsid="0007ce6a" officeooo:paragraph-rsid="0007ce6a" style:font-size-asian="14pt" style:font-size-complex="14pt"/>
    </style:style>
    <style:style style:name="P4" style:family="paragraph" style:parent-style-name="Standard">
      <style:text-properties fo:font-size="14pt" officeooo:rsid="0007d75d" officeooo:paragraph-rsid="0007d75d" style:font-size-asian="14pt" style:font-size-complex="14pt"/>
    </style:style>
    <style:style style:name="P5" style:family="paragraph" style:parent-style-name="Standard">
      <style:text-properties fo:font-size="14pt" officeooo:rsid="00099c12" officeooo:paragraph-rsid="00099c12" style:font-size-asian="14pt" style:font-size-complex="14pt"/>
    </style:style>
    <style:style style:name="T1" style:family="text">
      <style:text-properties officeooo:rsid="0007d75d"/>
    </style:style>
    <style:style style:name="T2" style:family="text">
      <style:text-properties officeooo:rsid="00099c12"/>
    </style:style>
    <style:style style:name="T3" style:family="text">
      <style:text-properties officeooo:rsid="000b26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ill</text:p>
      <text:p text:style-name="P1">Capo V, <text:s/>watch Kate feet for tempo, <text:s/>two strums/letter, <text:s/>harplike</text:p>
      <text:p text:style-name="P1"/>
      <text:p text:style-name="P2"><text:s text:c="18"/>|: C <text:s text:c="7"/>Am7 <text:s text:c="13"/>Dm7 <text:s text:c="2"/>G7 <text:s text:c="10"/>C <text:s text:c="8"/>Am7 <text:s text:c="7"/>Em <text:s text:c="7"/>C7</text:p>
      <text:p text:style-name="P2">Who knows- how long- I’ve loved- you?- You know- I love- you still- Will I wait-</text:p>
      <text:p text:style-name="P2"/>
      <text:p text:style-name="P2">F <text:s text:c="6"/>G7 <text:s text:c="6"/>Am <text:s text:c="10"/>C <text:s text:c="13"/>F <text:s text:c="9"/>G7 <text:s text:c="2"/>|1 <text:s/>C <text:s text:c="5"/>Am <text:s text:c="2"/>Dm7 <text:s text:c="2"/>G7 <text:s text:c="10"/>|</text:p>
      <text:p text:style-name="P2"><text:s text:c="3"/>a lone- ly life – time? <text:s/>If you want- me to,- I Will._ <text:s text:c="28"/>For if-</text:p>
      <text:p text:style-name="P2"/>
      <text:p text:style-name="P3">|2 C <text:s text:c="2"/>C7 <text:s text:c="2"/>F <text:s text:c="17"/>Em <text:s text:c="7"/>Am7 <text:s text:c="4"/><text:span text:style-name="T2">Am7</text:span> <text:s text:c="2"/>Dm <text:s text:c="19"/>G7 <text:s text:c="12"/>C <text:s text:c="6"/>C7</text:p>
      <text:p text:style-name="P3"><text:s text:c="14"/>Love you for-ev-er and- for-ev-er, <text:s text:c="4"/>Love you with all_ my heart._</text:p>
      <text:p text:style-name="P3"/>
      <text:p text:style-name="P3">F <text:s text:c="25"/>Em <text:s text:c="4"/>Am7 <text:s text:c="5"/>Am7 <text:s text:c="4"/>D7 <text:s text:c="14"/>D7 <text:s text:c="12"/>G7 <text:s text:c="2"/><text:span text:style-name="T3">G</text:span>7</text:p>
      <text:p text:style-name="P3">Love you when-ev-er we’re to-geth-er, love you when we’re a-part._ <text:s text:c="4"/>And when_</text:p>
      <text:p text:style-name="P3"/>
      <text:p text:style-name="P4">C <text:s text:c="7"/>Am7 <text:s text:c="2"/>Dm7 <text:s text:c="3"/>G7 <text:s text:c="12"/>C <text:s text:c="11"/>Am7 <text:s text:c="2"/>Em <text:s text:c="4"/>C7</text:p>
      <text:p text:style-name="P3">- <text:span text:style-name="T1">at last- <text:s text:c="3"/>I find you,- your song_ will fill_ the air;_ <text:s/>Sing it loud_</text:span></text:p>
      <text:p text:style-name="P3"/>
      <text:p text:style-name="P4">F <text:s text:c="5"/><text:span text:style-name="T3">G</text:span>7 <text:s text:c="4"/>Am <text:s text:c="12"/>C <text:s text:c="16"/>F <text:s text:c="5"/><text:span text:style-name="T3">G</text:span>7 <text:s text:c="8"/>Am <text:s text:c="5"/>C</text:p>
      <text:p text:style-name="P3">- <text:span text:style-name="T1">so I_ can hear_ you,_ <text:s text:c="2"/>Make it eas-y to_ be near_ you. <text:s text:c="2"/>For the things_</text:span></text:p>
      <text:p text:style-name="P3"/>
      <text:p text:style-name="P5">F <text:s text:c="9"/>G7 <text:s text:c="11"/>Am <text:s text:c="4"/>C <text:s text:c="15"/>F <text:s text:c="15"/>G7 <text:s text:c="6"/>Ab7 <text:s text:c="5"/>Ab7 <text:s text:c="3"/><text:span text:style-name="T3">C <text:s text:c="3"/>C</text:span>7</text:p>
      <text:p text:style-name="P3">- <text:s text:c="3"/><text:span text:style-name="T2">you do- en-dear_ you to_ me, Ah,_ you know_ I Will._ <text:s text:c="13"/>I Will._</text:span></text:p>
      <text:p text:style-name="P3"/>
      <text:p text:style-name="P5"><text:s text:c="2"/>F <text:s text:c="16"/>Em <text:s text:c="3"/>Am7 <text:s text:c="3"/>Am7 <text:s text:c="3"/>Dm7 <text:s text:c="2"/>G7 <text:s text:c="3"/>C <text:s text:c="2"/>C <text:s text:c="2"/>Stop</text:p>
      <text:p text:style-name="P5"><text:s text:c="2"/>La la la la_ la la_ <text:s text:c="2"/>La la_ <text:s text:c="2"/>la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2:30:41.013718592</meta:creation-date>
    <dc:date>2019-08-31T13:40:56.946043135</dc:date>
    <meta:editing-duration>PT1H6M37S</meta:editing-duration>
    <meta:editing-cycles>5</meta:editing-cycles>
    <meta:generator>LibreOffice/6.0.7.3$Linux_X86_64 LibreOffice_project/00m0$Build-3</meta:generator>
    <meta:print-date>2019-08-31T13:32:37.809534709</meta:print-date>
    <meta:document-statistic meta:table-count="0" meta:image-count="0" meta:object-count="0" meta:page-count="1" meta:paragraph-count="18" meta:word-count="195" meta:character-count="1362" meta:non-whitespace-character-count="619"/>
  </office:meta>
</office:document-meta>
</file>